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001cm"/>
      <style:paragraph-properties style:writing-mode="lr-tb"/>
    </style:style>
    <style:style style:name="pr5" style:family="presentation" style:parent-style-name="Alizarin-outline1">
      <style:graphic-properties fo:min-height="9.751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title">
      <style:graphic-properties fo:min-height="2.25cm"/>
      <style:paragraph-properties style:writing-mode="lr-tb"/>
    </style:style>
    <style:style style:name="pr8" style:family="presentation" style:parent-style-name="Alizarin-outline1">
      <style:graphic-properties fo:min-height="12.75cm"/>
      <style:paragraph-properties style:writing-mode="lr-tb"/>
    </style:style>
    <style:style style:name="pr9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6.5pt" style:font-size-asian="16.5pt" style:font-size-complex="16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Overall flow</text:p>
          </draw:text-box>
        </draw:frame>
        <draw:frame presentation:style-name="pr2" draw:text-style-name="P2" draw:layer="layout" svg:width="25cm" svg:height="3.25cm" svg:x="1.5cm" svg:y="8.75cm" presentation:class="subtitle" presentation:user-transformed="true">
          <draw:text-box>
            <text:list text:style-name="L1">
              <text:list-item>
                <text:p text:style-name="P1"><text:span text:style-name="T1">Noise removal</text:span></text:p>
              </text:list-item>
              <text:list-item>
                <text:p text:style-name="P1"><text:span text:style-name="T1">Cropping Algorithms</text:span></text:p>
              </text:list-item>
              <text:list-item>
                <text:p text:style-name="P1"><text:span text:style-name="T1">Coloriemtric Mapping Model</text:span></text:p>
              </text:list-item>
              <text:list-item>
                <text:p text:style-name="P1"><text:span text:style-name="T1">Similarity Algorithms</text:span>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 presentation:user-transformed="true">
          <draw:text-box>
            <text:p>Noise removal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2">
              <text:list-item>
                <text:p>Dilation function in OpenCV</text:p>
              </text:list-item>
              <text:list-item>
                <text:p>Open source VGG Image Annotator</text:p>
              </text:list-item>
              <text:list-item>
                <text:p>BGR to GRAYSCALE</text:p>
              </text:list-item>
              <text:list-item>
                <text:p>IMAGE TO BINAR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 text:style-name="P1">Cropping Algorithms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 text:style-name="P1">Homomorphic filter then Gaussian blur Thersholding finally OTSU thersholding.</text:p>
              </text:list-item>
              <text:list-item>
                <text:p text:style-name="P1">First <text:s/>YOLOV3 then fuzzy C-means clustering algorithm, and then K-means algorithm to cluster prediciton box.</text:p>
              </text:list-item>
              <text:list-item>
                <text:p text:style-name="P1">MYOLOV3 is advanced version of YOLOV3 with less errors</text:p>
                <text:p text:style-name="P1">Variables:</text:p>
              </text:list-item>
              <text:list-item>
                <text:p text:style-name="P1"/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3" presentation:class="page"/>
          <draw:frame presentation:style-name="pr9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 presentation:user-transformed="true">
          <draw:text-box>
            <text:p>Colour Space Transformation</text:p>
          </draw:text-box>
        </draw:frame>
        <draw:frame draw:style-name="gr2" draw:text-style-name="P5" draw:layer="layout" svg:width="25.5cm" svg:height="4.673cm" svg:x="1.5cm" svg:y="3.5cm">
          <draw:text-box>
            <text:list text:style-name="L1">
              <text:list-item>
                <text:p>RGB</text:p>
              </text:list-item>
              <text:list-item>
                <text:p>HSV</text:p>
              </text:list-item>
              <text:list-item>
                <text:p>CIE XYZ</text:p>
              </text:list-item>
              <text:list-item>
                <text:p>CIE LAB</text:p>
              </text:list-item>
              <text:list-item>
                <text:p>I1I2I3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>After RGB to HSV</text:p>
          </draw:text-box>
        </draw:frame>
        <draw:frame presentation:style-name="pr5" draw:text-style-name="P1" draw:layer="layout" svg:width="25.5cm" svg:height="9.75cm" svg:x="1cm" svg:y="3.75cm" presentation:class="outline">
          <draw:text-box>
            <text:list text:style-name="L2">
              <text:list-item>
                <text:p>IN-RANGE function is applied to transposed image which is converted to binary image.</text:p>
              </text:list-item>
              <text:list-item>
                <text:p>Then closing function is applied to conform the object <text:s/>by closing the small white holes or black points.</text:p>
              </text:list-item>
              <text:list-item>
                <text:p>Boundaries of foreground object are cut away with the erosion function.</text:p>
              </text:list-item>
              <text:list-item>
                <text:p>Then we have masking function which applies a logic AND operation between each pixel from two images. The result is high contrast image with clearly visible colored rectangles on black B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>Continued........</text:p>
          </draw:text-box>
        </draw:frame>
        <draw:frame presentation:style-name="pr5" draw:text-style-name="P1" draw:layer="layout" svg:width="25.5cm" svg:height="9.75cm" svg:x="1cm" svg:y="3.75cm" presentation:class="outline">
          <draw:text-box>
            <text:list text:style-name="L2">
              <text:list-item>
                <text:p>The contours function is then implemented to ulteriorly define and isolate couloured areas, which are digitally stord as a chart made of rows and coloum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>Similarity Algorithms</text:p>
          </draw:text-box>
        </draw:frame>
        <draw:frame presentation:style-name="pr5" draw:text-style-name="P1" draw:layer="layout" svg:width="25.5cm" svg:height="9.75cm" svg:x="1cm" svg:y="3.75cm" presentation:class="outline" presentation:user-transformed="true">
          <draw:text-box>
            <text:list text:style-name="L2">
              <text:list-item>
                <text:p>Euclidean distance.</text:p>
              </text:list-item>
              <text:list-item>
                <text:p>ORB feature detector in OpenCV(IEEE urinalysis).</text:p>
              </text:list-item>
              <text:list-item>
                <text:p>Homography warp to reduce errors.</text:p>
              </text:list-item>
              <text:list-item>
                <text:p>REGION-BASED CONVOLUTIONAL NEURAL NETWORK</text:p>
              </text:list-item>
              <text:list-item>
                <text:p>Matching factor in RGB HSV or CIELab space.(i3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3T12:44:57.796304365</meta:creation-date>
    <meta:editing-duration>PT3H18M18S</meta:editing-duration>
    <meta:editing-cycles>3</meta:editing-cycles>
    <meta:generator>LibreOffice/7.1.7.2$Linux_X86_64 LibreOffice_project/10$Build-2</meta:generator>
    <dc:title>Alizarin</dc:title>
    <dc:date>2022-06-16T11:55:52.344031290</dc:date>
    <meta:document-statistic meta:object-count="66"/>
  </office:meta>
</office:document-meta>
</file>